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20000032C07A1B633.png" manifest:media-type="image/png"/>
  <manifest:file-entry manifest:full-path="Pictures/10000001000003A20000032CC4207A8F.png" manifest:media-type="image/png"/>
  <manifest:file-entry manifest:full-path="Pictures/10000001000003A20000032CC122BD28.png" manifest:media-type="image/png"/>
  <manifest:file-entry manifest:full-path="Pictures/10000001000005110000032C0272C418.png" manifest:media-type="image/png"/>
  <manifest:file-entry manifest:full-path="Pictures/10000001000003A20000032C86BEAEC4.png" manifest:media-type="image/png"/>
  <manifest:file-entry manifest:full-path="Pictures/10000001000005110000032C764E6558.png" manifest:media-type="image/png"/>
  <manifest:file-entry manifest:full-path="Pictures/10000001000003E9000001DF4606755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13069" officeooo:paragraph-rsid="00013069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-BHAGI RATH MANDA</text:p>
      <text:p text:style-name="P1">Subject :- OS : Assignment 2</text:p>
      <text:p text:style-name="Standard"/>
      <text:p text:style-name="Standard"><draw:frame draw:style-name="fr3" draw:name="Image1" text:anchor-type="char" svg:x="-0.1425in" svg:y="0.1646in" svg:width="6.6929in" svg:height="3.202in" draw:z-index="0"><draw:image xlink:href="Pictures/10000001000003E9000001DF4606755C.png" xlink:type="simple" xlink:show="embed" xlink:actuate="onLoad" draw:mime-type="image/png"/></draw:frame></text:p>
      <text:p text:style-name="Standard"><draw:frame draw:style-name="fr3" draw:name="Image2" text:anchor-type="char" svg:x="0.0764in" svg:y="0.7126in" svg:width="6.6929in" svg:height="4.1898in" draw:z-index="1"><draw:image xlink:href="Pictures/10000001000005110000032C0272C41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3" text:anchor-type="char" svg:width="6.6929in" svg:height="4.1898in" draw:z-index="2"><draw:image xlink:href="Pictures/10000001000005110000032C764E6558.png" xlink:type="simple" xlink:show="embed" xlink:actuate="onLoad" draw:mime-type="image/png"/></draw:frame></text:p>
      <text:p text:style-name="Standard"><draw:frame draw:style-name="fr2" draw:name="Image4" text:anchor-type="char" svg:width="6.6929in" svg:height="5.8437in" draw:z-index="3"><draw:image xlink:href="Pictures/10000001000003A20000032C86BEAEC4.png" xlink:type="simple" xlink:show="embed" xlink:actuate="onLoad" draw:mime-type="image/png"/></draw:frame><text:soft-page-break/></text:p>
      <text:p text:style-name="Standard"><draw:frame draw:style-name="fr1" draw:name="Image5" text:anchor-type="char" svg:width="6.6929in" svg:height="5.8437in" draw:z-index="4"><draw:image xlink:href="Pictures/10000001000003A20000032CC122BD28.png" xlink:type="simple" xlink:show="embed" xlink:actuate="onLoad" draw:mime-type="image/png"/></draw:frame><text:soft-page-break/></text:p>
      <text:p text:style-name="Standard"><draw:frame draw:style-name="fr1" draw:name="Image6" text:anchor-type="char" svg:width="6.6929in" svg:height="5.8437in" draw:z-index="5"><draw:image xlink:href="Pictures/10000001000003A20000032CC4207A8F.png" xlink:type="simple" xlink:show="embed" xlink:actuate="onLoad" draw:mime-type="image/png"/></draw:frame><text:soft-page-break/></text:p>
      <text:p text:style-name="Standard"><text:soft-page-break/></text:p>
      <text:p text:style-name="Standard"><draw:frame draw:style-name="fr1" draw:name="Image7" text:anchor-type="char" svg:width="6.6929in" svg:height="5.8437in" draw:z-index="6"><draw:image xlink:href="Pictures/10000001000003A20000032C07A1B63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20:43:35.381682447</meta:creation-date>
    <dc:date>2025-04-10T20:47:06.390483904</dc:date>
    <meta:editing-duration>PT3M31S</meta:editing-duration>
    <meta:editing-cycles>1</meta:editing-cycles>
    <meta:document-statistic meta:table-count="0" meta:image-count="7" meta:object-count="0" meta:page-count="8" meta:paragraph-count="2" meta:word-count="10" meta:character-count="51" meta:non-whitespace-character-count="43"/>
    <meta:generator>LibreOffice/24.2.7.2$Linux_X86_64 LibreOffice_project/420$Build-2</meta:generator>
  </office:meta>
</office:document-meta>
</file>